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table:align="left"/>
    </style:style>
    <style:style style:name="Table1.A" style:family="table-column">
      <style:table-column-properties style:column-width="6.7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7722in" fo:margin-left="0in" fo:margin-top="0in" fo:margin-bottom="0in" table:align="left"/>
    </style:style>
    <style:style style:name="Table2.A" style:family="table-column">
      <style:table-column-properties style:column-width="6.7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0in" fo:margin-right="0in" fo:text-indent="0.0783in" style:auto-text-indent="false"/>
    </style:style>
    <style:style style:name="P5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top="0.1665in" fo:margin-bottom="0.1665in" loext:contextual-spacing="false" fo:line-height="100%"/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6" style:family="paragraph" style:parent-style-name="Heading_20_1" style:list-style-name="WWNum2">
      <style:paragraph-properties fo:text-align="justify" style:justify-single-word="false"/>
    </style:style>
    <style:style style:name="P27" style:family="paragraph" style:parent-style-name="Heading_20_1" style:list-style-name="WWNum2"/>
    <style:style style:name="P28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29" style:family="paragraph" style:parent-style-name="Heading_20_1" style:list-style-name="WWNum2">
      <style:paragraph-properties fo:margin-top="0.0398in" fo:margin-bottom="0in" loext:contextual-spacing="false"/>
    </style:style>
    <style:style style:name="P30" style:family="paragraph" style:parent-style-name="Heading_20_2" style:list-style-name="WWNum2">
      <style:paragraph-properties fo:margin-top="0in" fo:margin-bottom="0.1665in" loext:contextual-spacing="false" fo:line-height="100%"/>
    </style:style>
    <style:style style:name="P31" style:family="paragraph" style:parent-style-name="Heading_20_2" style:list-style-name="WWNum2">
      <style:paragraph-properties fo:margin-top="0.1665in" fo:margin-bottom="0.1665in" loext:contextual-spacing="false" fo:line-height="100%"/>
    </style:style>
    <style:style style:name="P32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T27" style:family="text">
      <style:text-properties style:text-underline-style="none"/>
    </style:style>
    <style:style style:name="T28" style:family="text">
      <style:text-properties fo:color="#000080" style:font-name="Consolas" fo:background-color="#f8f8f8" loext:char-shading-value="0" style:font-name-asian="Consolas1" style:font-name-complex="Consolas1"/>
    </style:style>
    <style:style style:name="T29" style:family="text">
      <style:text-properties fo:color="#008080" style:font-name="Consolas" fo:background-color="#f8f8f8" loext:char-shading-value="0" style:font-name-asian="Consolas1" style:font-name-complex="Consolas1"/>
    </style:style>
    <style:style style:name="T30" style:family="text">
      <style:text-properties fo:color="#dd1144" style:font-name="Consolas" fo:background-color="#f8f8f8" loext:char-shading-value="0" style:font-name-asian="Consolas1" style:font-name-complex="Consolas1"/>
    </style:style>
    <style:style style:name="T31" style:family="text">
      <style:text-properties fo:font-weight="bold" style:font-weight-asian="bold"/>
    </style:style>
    <style:style style:name="T32" style:family="text">
      <style:text-properties fo:color="#0086b3" style:font-name="Consolas" fo:background-color="#f8f8f8" loext:char-shading-value="0" style:font-name-asian="Consolas1" style:font-name-complex="Consolas1"/>
    </style:style>
    <style:style style:name="T33" style:family="text">
      <style:text-properties fo:color="#333333" style:font-name="Consolas" fo:background-color="#f8f8f8" loext:char-shading-value="0" style:font-name-asian="Consolas1" style:font-name-complex="Consolas1"/>
    </style:style>
    <style:style style:name="T34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Desarrollo Web en Entorno Cliente</text:span><text:span text:style-name="T2"><text:line-break/></text:span><text:span text:style-name="T3">UD 11. Videojuegos con Phaser-CE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Actualizado Diciembre 2020</text:span></text:p>
      <text:p text:style-name="P5"/>
      <text:p text:style-name="P4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28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. </text:span><text:a xlink:type="simple" xlink:href="#_ge43nvu7ywtj" text:style-name="Index_20_Link" text:visited-style-name="Index_20_Link"><text:span text:style-name="T15">Introducción ¿Qué es Phaser-CE?</text:span></text:a><text:span text:style-name="T15"><text:tab/>3</text:span></text:p>
          <text:p text:style-name="P20"><text:span text:style-name="T20">2. </text:span><text:a xlink:type="simple" xlink:href="#_63w9la2rzwtw" text:style-name="Index_20_Link" text:visited-style-name="Index_20_Link"><text:span text:style-name="T15">Incluyendo la biblioteca Phaser-CE</text:span></text:a><text:span text:style-name="T15"><text:tab/>3</text:span></text:p>
          <text:p text:style-name="P23"><text:span text:style-name="T20">2.1. </text:span><text:a xlink:type="simple" xlink:href="#_73f511xut55f" text:style-name="Index_20_Link" text:visited-style-name="Index_20_Link"><text:span text:style-name="T15">Phaser-CE desde un CDN</text:span></text:a><text:span text:style-name="T15"><text:tab/>3</text:span></text:p>
          <text:p text:style-name="P23"><text:span text:style-name="T20">2.2. </text:span><text:a xlink:type="simple" xlink:href="#_3z172ii5r09" text:style-name="Index_20_Link" text:visited-style-name="Index_20_Link"><text:span text:style-name="T15">Phaser-CE desde NPM y NodeJS</text:span></text:a><text:span text:style-name="T15"><text:tab/>3</text:span></text:p>
          <text:p text:style-name="P20"><text:span text:style-name="T20">3. </text:span><text:a xlink:type="simple" xlink:href="#_tjvw91hmlvof" text:style-name="Index_20_Link" text:visited-style-name="Index_20_Link"><text:span text:style-name="T15">Ejemplos presentados</text:span></text:a><text:span text:style-name="T15"><text:tab/>3</text:span></text:p>
          <text:p text:style-name="P20"><text:span text:style-name="T20">4. </text:span><text:a xlink:type="simple" xlink:href="#_5ivfzjxvi22" text:style-name="Index_20_Link" text:visited-style-name="Index_20_Link"><text:span text:style-name="T15">Bibliografía</text:span></text:a><text:span text:style-name="T15"><text:tab/>4</text:span></text:p>
          <text:p text:style-name="P21"><text:span text:style-name="T20">5. </text:span><text:a xlink:type="simple" xlink:href="#_g1qlmy5ta6mu" text:style-name="Index_20_Link" text:visited-style-name="Index_20_Link"><text:span text:style-name="T15">Autores (en orden alfabético)</text:span></text:a><text:span text:style-name="T15"><text:tab/>4</text:span></text:p>
        </text:index-body>
      </text:table-of-content>
      <text:p text:style-name="P18"><text:span text:style-name="T21">UD</text:span><text:span text:style-name="T22">11</text:span><text:span text:style-name="T23">.</text:span><text:span text:style-name="T22"> Videojuegos con Phaser-CE</text:span></text:p>
      <text:list xml:id="list3742834987" text:style-name="WWNum2">
        <text:list-item>
          <text:p text:style-name="P27"><text:bookmark text:name="_ge43nvu7ywtj"/>Introducción ¿Qué es Phaser-CE?</text:p>
        </text:list-item>
      </text:list>
      <text:p text:style-name="Standard">En esta unidad aprenderemos mediante un ejemplo comentado, las bases de cómo funciona el motor de juegos Phaser-CE. Phaser-CE, es una biblioteca que implementa motor de juegos. Phaser-CE era anteriormente conocido como Phaser 2. </text:p>
      <text:p text:style-name="Standard">Actualmente existen Phaser 3 y Phaser 4, pero para esta unidad hemos elegido Phaser-CE porque Phaser 3 y 4 son productos sobre los que la comunidad no tiene control y que no son retro-compatibles con Phaser-CE (Phaser 2), el cual tiene mucha documentación, bibliotecas complementarias, juegos de ejemplo, etc. </text:p>
      <text:p text:style-name="Standard">Phaser-CE sigue en constante desarrollo y mejora por la comunidad como se puede ver en su web <text:a xlink:type="simple" xlink:href="https://phaser.io/download/phaserce" text:style-name="ListLabel_20_10" text:visited-style-name="ListLabel_20_10"><text:span text:style-name="T26">https://phaser.io/download/phaserce</text:span></text:a></text:p>
      <text:list xml:id="list150942446963664" text:continue-numbering="true" text:style-name="WWNum2">
        <text:list-item>
          <text:p text:style-name="P29"><text:bookmark text:name="_63w9la2rzwtw"/>Incluyendo la biblioteca Phaser-CE</text:p>
          <text:list>
            <text:list-item>
              <text:p text:style-name="P30"><text:bookmark text:name="_73f511xut55f"/>Phaser-CE desde un CDN</text:p>
            </text:list-item>
          </text:list>
        </text:list-item>
      </text:list>
      <text:p text:style-name="P24">Para incluir la biblioteca de Phaser-CE desde un CDN, podemos usar el siguiente código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28">&lt;script </text:span><text:span text:style-name="T29">src</text:span><text:span text:style-name="T28">=</text:span><text:span text:style-name="T30">"https://cdn.jsdelivr.net/npm/phaser-ce@2.16.1"</text:span><text:span text:style-name="T28">&gt;&lt;/script&gt;</text:span></text:p>
          </table:table-cell>
        </table:table-row>
      </table:table>
      <text:p text:style-name="P24">En los ejemplos presentados en esta unidad, utilizamos este método.</text:p>
      <text:list xml:id="list150942970007068" text:continue-numbering="true" text:style-name="WWNum2">
        <text:list-item>
          <text:list>
            <text:list-item>
              <text:p text:style-name="P31"><text:bookmark text:name="_3z172ii5r09"/>Phaser-CE desde NPM y NodeJS</text:p>
            </text:list-item>
          </text:list>
        </text:list-item>
      </text:list>
      <text:p text:style-name="Standard">Si deseamos instalar Phaser-CE desde NodeJS y su gestor de paquetes NPM, tenéis toda la información disponible en <text:a xlink:type="simple" xlink:href="https://www.npmjs.com/package/phaser-ce" text:style-name="ListLabel_20_10" text:visited-style-name="ListLabel_20_10"><text:span text:style-name="T26">https://www.npmjs.com/package/phaser-ce</text:span></text:a></text:p>
      <text:p text:style-name="Standard"/>
      <text:p text:style-name="Standard">En resumen, la forma más sencilla es ejecutar la orden <text:span text:style-name="T31">“npm install phaser-ce” </text:span>(o con la opción <text:span text:style-name="T31">“--save-dev”</text:span> si procede) para obtener la biblioteca y posteriormente incluir el siguiente código al principio del programa para poder utilizarl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<text:span text:style-name="T32">window</text:span><text:span text:style-name="T33">.PIXI <text:s text:c="2"/>= </text:span><text:span text:style-name="T32">require</text:span><text:span text:style-name="T33">(</text:span><text:span text:style-name="T30">'phaser-ce/build/custom/pixi'</text:span><text:span text:style-name="T33">);<text:line-break/></text:span><text:span text:style-name="T32">window</text:span><text:span text:style-name="T33">.p2 <text:s text:c="4"/>= </text:span><text:span text:style-name="T32">require</text:span><text:span text:style-name="T33">(</text:span><text:span text:style-name="T30">'phaser-ce/build/custom/p2'</text:span><text:span text:style-name="T33">);<text:line-break/></text:span><text:span text:style-name="T32">window</text:span><text:span text:style-name="T33">.Phaser = </text:span><text:span text:style-name="T32">require</text:span><text:span text:style-name="T33">(</text:span><text:span text:style-name="T30">'phaser-ce/build/custom/phaser-split'</text:span><text:span text:style-name="T33">);</text:span></text:p>
          </table:table-cell>
        </table:table-row>
      </table:table>
      <text:list xml:id="list150944276527469" text:continue-numbering="true" text:style-name="WWNum2">
        <text:list-item>
          <text:p text:style-name="P27"><text:bookmark text:name="_tjvw91hmlvof"/>Ejemplos presentados</text:p>
        </text:list-item>
      </text:list>
      <text:p text:style-name="Standard">Los ejemplos presentados están basados en el tutorial de Phaser-CE disponible en <text:a xlink:type="simple" xlink:href="https://phaser.io/tutorials/making-your-first-phaser-game" text:style-name="ListLabel_20_10" text:visited-style-name="ListLabel_20_10"><text:span text:style-name="T26">https://phaser.io/tutorials/making-your-first-phaser-game</text:span></text:a></text:p>
      <text:p text:style-name="Standard">Actualmente, por motivos de seguridad de los navegadores, debemos ejecutar Phaser-CE desde un servidor web. En el fichero <text:span text:style-name="T31">“EjemplosTutorialPhaser.zip”</text:span> de esta unidad, se incluyen los ejemplos adaptados para ser utilizados con Javascript moderno. </text:p>
      <text:p text:style-name="Standard">Para lanzarlos, simplemente deberéis hacer en primer lugar <text:span text:style-name="T31">“npm install” </text:span>y cada vez que queráis lanzar para desarrollar y probar, usar el comando <text:span text:style-name="T31">“npm run server”</text:span>. </text:p>
      <text:p text:style-name="Standard">Para generar el código Javascript en producción, podéis utilizar el comando <text:span text:style-name="T31">“npm run build”.</text:span></text:p>
      <text:list xml:id="list150942654483837" text:continue-numbering="true" text:style-name="WWNum2">
        <text:list-item>
          <text:p text:style-name="P27"><text:bookmark text:name="_5ivfzjxvi22"/>Bibliografía</text:p>
        </text:list-item>
      </text:list>
      <text:p text:style-name="Standard"><text:span text:style-name="T34">[1] </text:span>Javascript Mozilla Developer <text:a xlink:type="simple" xlink:href="https://developer.mozilla.org/es/docs/Web/JavaScript" text:style-name="ListLabel_20_10" text:visited-style-name="ListLabel_20_10"><text:span text:style-name="T26">https://developer.mozilla.org/es/docs/Web/JavaScript</text:span></text:a></text:p>
      <text:p text:style-name="Standard">[2] Javascript ES6 W3C <text:a xlink:type="simple" xlink:href="https://www.w3schools.com/js/js_es6.asp" text:style-name="ListLabel_20_10" text:visited-style-name="ListLabel_20_10"><text:span text:style-name="T26">https://www.w3schools.com/js/js_es6.asp</text:span></text:a></text:p>
      <text:p text:style-name="Standard">[3] Phaser-CE <text:a xlink:type="simple" xlink:href="https://phaser.io/learn" text:style-name="ListLabel_20_10" text:visited-style-name="ListLabel_20_10"><text:span text:style-name="T26">https://phaser.io/learn</text:span></text:a></text:p>
      <text:list xml:id="list150943260778750" text:continue-numbering="true" text:style-name="WWNum2">
        <text:list-item>
          <text:p text:style-name="P26"><text:bookmark text:name="_g1qlmy5ta6mu"/>Autores (en orden alfabético)</text:p>
        </text:list-item>
      </text:list>
      <text:p text:style-name="P22">A continuación ofrecemos en orden alfabético el listado de autores que han hecho aportaciones a este documento:</text:p>
      <text:list xml:id="list1635784826" text:style-name="WWNum1">
        <text:list-item>
          <text:p text:style-name="P25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</text:span><text:span text:style-name="MT2">11</text:span><text:span text:style-name="MT1">.</text:span><text:span text:style-name="MT2"> Videojuegos con Phaser-CE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1 - Página</text:span><text:span text:style-name="MT1">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2" meta:paragraph-count="46" meta:word-count="488" meta:character-count="3522" meta:non-whitespace-character-count="3070"/>
    <meta:generator>LibreOfficeDev/6.0.5.2$Linux_X86_64 LibreOffice_project/</meta:generator>
  </office:meta>
</office:document-meta>
</file>